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37b0e2" officeooo:paragraph-rsid="0037b0e2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Qué es un entorno de escritorio en el contexto de sistemas Linux y Unix?</text:p>
      <text:p text:style-name="P4"><text:span text:style-name="Strong_20_Emphasis"><text:span text:style-name="T1">Respuesta 1:</text:span></text:span> Un entorno de escritorio en sistemas Linux y Unix es un conjunto de software que proporciona una interfaz gráfica de usuario (GUI) para el sistema operativo, incluyendo ventanas, iconos, barras de tareas y aplicaciones.</text:p>
      <text:p text:style-name="Horizontal_20_Line"/>
      <text:p text:style-name="P4"><text:span text:style-name="Strong_20_Emphasis"><text:span text:style-name="T1">Pregunta 2:</text:span></text:span> ¿Cuál es el entorno de escritorio predeterminado en Ubuntu?</text:p>
      <text:p text:style-name="P4"><text:span text:style-name="Strong_20_Emphasis"><text:span text:style-name="T1">Respuesta 2:</text:span></text:span> El entorno de escritorio predeterminado en Ubuntu es GNOME.</text:p>
      <text:p text:style-name="Horizontal_20_Line"/>
      <text:p text:style-name="P4"><text:span text:style-name="Strong_20_Emphasis"><text:span text:style-name="T1">Pregunta 3:</text:span></text:span> ¿Cuál es el entorno de escritorio predeterminado en Fedora Workstation?</text:p>
      <text:p text:style-name="P4"><text:span text:style-name="Strong_20_Emphasis"><text:span text:style-name="T1">Respuesta 3:</text:span></text:span> El entorno de escritorio predeterminado en Fedora Workstation es GNOME.</text:p>
      <text:p text:style-name="Horizontal_20_Line"/>
      <text:p text:style-name="P4"><text:span text:style-name="Strong_20_Emphasis"><text:span text:style-name="T1">Pregunta 4:</text:span></text:span> ¿Cuál es el entorno de escritorio predeterminado en Linux Mint?</text:p>
      <text:p text:style-name="P4"><text:span text:style-name="Strong_20_Emphasis"><text:span text:style-name="T1">Respuesta 4:</text:span></text:span> El entorno de escritorio predeterminado en Linux Mint es Cinnamon.</text:p>
      <text:p text:style-name="Horizontal_20_Line"/>
      <text:p text:style-name="P4"><text:span text:style-name="Strong_20_Emphasis"><text:span text:style-name="T1">Pregunta 5:</text:span></text:span> ¿Cuál es el entorno de escritorio predeterminado en KDE Neon?</text:p>
      <text:p text:style-name="P4"><text:span text:style-name="Strong_20_Emphasis"><text:span text:style-name="T1">Respuesta 5:</text:span></text:span> El entorno de escritorio predeterminado en KDE Neon es KDE Plasma.</text:p>
      <text:p text:style-name="Horizontal_20_Line"/>
      <text:p text:style-name="P4"><text:span text:style-name="Strong_20_Emphasis"><text:span text:style-name="T1">Pregunta 6:</text:span></text:span> ¿Cuál es el propósito de un gestor de ventanas en un entorno de escritorio?</text:p>
      <text:p text:style-name="P4"><text:span text:style-name="Strong_20_Emphasis"><text:span text:style-name="T1">Respuesta 6:</text:span></text:span> Un gestor de ventanas en un entorno de escritorio controla el posicionamiento, apariencia y manejo de las ventanas de las aplicaciones en la pantalla.</text:p>
      <text:p text:style-name="Horizontal_20_Line"/>
      <text:p text:style-name="P4"><text:span text:style-name="Strong_20_Emphasis"><text:span text:style-name="T1">Pregunta 7:</text:span></text:span> ¿Cuál es la principal diferencia entre un entorno de escritorio y un gestor de ventanas?</text:p>
      <text:p text:style-name="P4"><text:span text:style-name="Strong_20_Emphasis"><text:span text:style-name="T1">Respuesta 7:</text:span></text:span> La principal diferencia es que un entorno de escritorio incluye un conjunto completo de aplicaciones y herramientas, mientras que un gestor de ventanas se centra en la administración de ventanas.</text:p>
      <text:p text:style-name="Horizontal_20_Line"/>
      <text:p text:style-name="P4"><text:span text:style-name="Strong_20_Emphasis"><text:span text:style-name="T1">Pregunta 8:</text:span></text:span> ¿Cuál es el entorno de escritorio basado en Qt utilizado en sistemas Linux?</text:p>
      <text:p text:style-name="P4"><text:soft-page-break/><text:span text:style-name="Strong_20_Emphasis"><text:span text:style-name="T1">Respuesta 8:</text:span></text:span> El entorno de escritorio basado en Qt utilizado en sistemas Linux es KDE Plasma.</text:p>
      <text:p text:style-name="Horizontal_20_Line"/>
      <text:p text:style-name="P4"><text:span text:style-name="Strong_20_Emphasis"><text:span text:style-name="T1">Pregunta 9:</text:span></text:span> ¿Cuál es el entorno de escritorio que utiliza el navegador web Firefox como parte de su interfaz gráfica?</text:p>
      <text:p text:style-name="P4"><text:span text:style-name="Strong_20_Emphasis"><text:span text:style-name="T1">Respuesta 9:</text:span></text:span> El entorno de escritorio que utiliza el navegador web Firefox como parte de su interfaz gráfica es Xfce.</text:p>
      <text:p text:style-name="Horizontal_20_Line"/>
      <text:p text:style-name="P4"><text:span text:style-name="Strong_20_Emphasis"><text:span text:style-name="T1">Pregunta 10:</text:span></text:span> ¿Cuál es el entorno de escritorio más ligero y minimalista comúnmente utilizado en sistemas Linux?</text:p>
      <text:p text:style-name="P4"><text:span text:style-name="Strong_20_Emphasis"><text:span text:style-name="T1">Respuesta 10:</text:span></text:span> El entorno de escritorio más ligero y minimalista comúnmente utilizado es LXDE (Lightweight X11 Desktop Environment).</text:p>
      <text:p text:style-name="Horizontal_20_Line"/>
      <text:p text:style-name="P4"><text:span text:style-name="Strong_20_Emphasis"><text:span text:style-name="T1">Pregunta 11:</text:span></text:span> ¿Cuál es el entorno de escritorio que utiliza el gestor de ventanas i3?</text:p>
      <text:p text:style-name="P4"><text:span text:style-name="Strong_20_Emphasis"><text:span text:style-name="T1">Respuesta 11:</text:span></text:span> El gestor de ventanas i3 se utiliza en el entorno de escritorio i3.</text:p>
      <text:p text:style-name="Horizontal_20_Line"/>
      <text:p text:style-name="P4"><text:span text:style-name="Strong_20_Emphasis"><text:span text:style-name="T1">Pregunta 12:</text:span></text:span> ¿Cuál es el entorno de escritorio que se basa en la tecnología Wayland en lugar de X11?</text:p>
      <text:p text:style-name="P4"><text:span text:style-name="Strong_20_Emphasis"><text:span text:style-name="T1">Respuesta 12:</text:span></text:span> El entorno de escritorio que se basa en la tecnología Wayland en lugar de X11 es GNOME.</text:p>
      <text:p text:style-name="Horizontal_20_Line"/>
      <text:p text:style-name="P4"><text:span text:style-name="Strong_20_Emphasis"><text:span text:style-name="T1">Pregunta 13:</text:span></text:span> ¿Cuál es el entorno de escritorio que se utiliza en la distribución Kali Linux para pruebas de seguridad?</text:p>
      <text:p text:style-name="P4"><text:span text:style-name="Strong_20_Emphasis"><text:span text:style-name="T1">Respuesta 13:</text:span></text:span> El entorno de escritorio utilizado en Kali Linux para pruebas de seguridad es XFCE.</text:p>
      <text:p text:style-name="Horizontal_20_Line"/>
      <text:p text:style-name="P4"><text:span text:style-name="Strong_20_Emphasis"><text:span text:style-name="T1">Pregunta 14:</text:span></text:span> ¿Qué es un "administrador de ventanas apilado" en el contexto de gestores de ventanas?</text:p>
      <text:p text:style-name="P4"><text:span text:style-name="Strong_20_Emphasis"><text:span text:style-name="T1">Respuesta 14:</text:span></text:span> Un administrador de ventanas apilado es un tipo de gestor de ventanas que organiza las ventanas en una pila, una encima de la otra.</text:p>
      <text:p text:style-name="Horizontal_20_Line"/>
      <text:p text:style-name="P4"><text:soft-page-break/><text:span text:style-name="Strong_20_Emphasis"><text:span text:style-name="T1">Pregunta 15:</text:span></text:span> ¿Cuál es el propósito de un "dock" en un entorno de escritorio?</text:p>
      <text:p text:style-name="P4"><text:span text:style-name="Strong_20_Emphasis"><text:span text:style-name="T1">Respuesta 15:</text:span></text:span> Un "dock" en un entorno de escritorio proporciona un acceso rápido a aplicaciones y funciones importantes, generalmente a través de iconos en la parte inferior o lateral de la pantalla.</text:p>
      <text:p text:style-name="Horizontal_20_Line"/>
      <text:p text:style-name="P4"><text:span text:style-name="Strong_20_Emphasis"><text:span text:style-name="T1">Pregunta 16:</text:span></text:span> ¿Cuál es el entorno de escritorio que se utiliza en la distribución elementary OS?</text:p>
      <text:p text:style-name="P4"><text:span text:style-name="Strong_20_Emphasis"><text:span text:style-name="T1">Respuesta 16:</text:span></text:span> El entorno de escritorio utilizado en elementary OS se llama Pantheon.</text:p>
      <text:p text:style-name="Horizontal_20_Line"/>
      <text:p text:style-name="P4"><text:span text:style-name="Strong_20_Emphasis"><text:span text:style-name="T1">Pregunta 17:</text:span></text:span> ¿Cuál es el entorno de escritorio que se utiliza en la distribución Ubuntu Budgie?</text:p>
      <text:p text:style-name="P4"><text:span text:style-name="Strong_20_Emphasis"><text:span text:style-name="T1">Respuesta 17:</text:span></text:span> El entorno de escritorio utilizado en Ubuntu Budgie es Budgie.</text:p>
      <text:p text:style-name="Horizontal_20_Line"/>
      <text:p text:style-name="P4"><text:span text:style-name="Strong_20_Emphasis"><text:span text:style-name="T1">Pregunta 18:</text:span></text:span> ¿Qué es un "gestor de ventanas de mosaico" en el contexto de gestores de ventanas?</text:p>
      <text:p text:style-name="P4"><text:span text:style-name="Strong_20_Emphasis"><text:span text:style-name="T1">Respuesta 18:</text:span></text:span> Un gestor de ventanas de mosaico organiza las ventanas de las aplicaciones en mosaicos o cuadrículas, maximizando el uso del espacio en pantalla.</text:p>
      <text:p text:style-name="Horizontal_20_Line"/>
      <text:p text:style-name="P4"><text:span text:style-name="Strong_20_Emphasis"><text:span text:style-name="T1">Pregunta 19:</text:span></text:span> ¿Cuál es el entorno de escritorio que se utiliza en la distribución Deepin?</text:p>
      <text:p text:style-name="P4"><text:span text:style-name="Strong_20_Emphasis"><text:span text:style-name="T1">Respuesta 19:</text:span></text:span> El entorno de escritorio utilizado en la distribución Deepin se llama Deepin Desktop Environment.</text:p>
      <text:p text:style-name="Horizontal_20_Line"/>
      <text:p text:style-name="P4"><text:span text:style-name="Strong_20_Emphasis"><text:span text:style-name="T1">Pregunta 20:</text:span></text:span> ¿Cuál es el entorno de escritorio que se utiliza en la distribución Fedora Spins: LXQt?</text:p>
      <text:p text:style-name="P4"><text:span text:style-name="Strong_20_Emphasis"><text:span text:style-name="T1">Respuesta 20:</text:span></text:span> El entorno de escritorio utilizado en Fedora Spins: LXQt es LXQt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37b0e2" officeooo:paragraph-rsid="0037b0e2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Interfaces de usuario y escritorios</text:p>
        <text:p text:style-name="MP2">Escritorios gráfic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41:18.679655418</dc:date>
    <meta:editing-duration>PT2H36M18S</meta:editing-duration>
    <meta:editing-cycles>44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04" meta:character-count="4285" meta:non-whitespace-character-count="3624"/>
  </office:meta>
</office:document-meta>
</file>